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1in" fo:margin-right="0in" fo:text-indent="-0.25in" style:auto-text-indent="false"/>
    </style:style>
    <style:style style:name="P2" style:family="paragraph" style:parent-style-name="Standard">
      <style:paragraph-properties fo:margin-left="1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master-page-name="Standard">
      <style:paragraph-properties style:page-number="1"/>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ntexte:</text:span><text:tab/></text:p>
      <text:p text:style-name="Standard"/>
      <text:p text:style-name="Standard">Notre client veut une application web qui met en valeur les produits et réalisations de la gastronomie auvergnate. Il veut faire apparaître les producteurs locaux et leurs réalisations, éduquer les visiteurs sur la culture culinaire de l'Auvergne et faciliter la mise en relation entre producteurs et consommateurs.</text:p>
      <text:p text:style-name="Standard"/>
      <text:p text:style-name="Standard">Les utilisateurs peuvent y accéder via un ordinateur ou une application mobile. Les fonctionnalités sont de consulter les produits mis par les autres utilisateurs, créer un compte, mettre des produits, des commentaires sur les produits et discuter avec les autres enthousiastes. Ils peuvent aussi se connecter grâce à d'autres réseaux sociaux.</text:p>
      <text:p text:style-name="Standard"/>
      <text:p text:style-name="Standard">Il y aura aussi des utilisateurs admin pour modérer le site, ce sont les personnes qui vont accepter ou refuser chaque produit avant d'être affiché pour le public. Ils vont aussi avoir le pouvoir de supprimer des commentaires qui ne sont pas conformes aux règles du site.</text:p>
      <text:p text:style-name="Standard"/>
      <text:p text:style-name="Standard">Au début de la page, il y aura deux boutons pour créer un compte et pour s’identifier. Pour créer le compte, l’utilisateur va devoir mettre son nom d’utilisateur, son mail, son numéro de téléphone et son sexe, et créer un mot de passe pour se connecter. Pour s’identifier, il faut mettre le mail et le mot de passe de l’utilisateur. </text:p>
      <text:p text:style-name="Standard"/>
      <text:p text:style-name="Standard">La page principale sera simple et interactive, avec les boutons affichés clairement sur l'écran, les boutons seront: “Tous les produits”, ”Nous contacter”. Il y aura quelques produits affichés que l’utilisateur peut consulter immédiatement. Il y aura aussi un moteur de recherche pour trouver les produits souhaités ou celles d’un producteur spécifique.</text:p>
      <text:p text:style-name="Standard"/>
      <text:p text:style-name="Standard">Quand l’utilisateur appuie sur le bouton “tous les produits”, il sera ramené sur une page ou il trouvera tous les produits du site. Les produits seront affichés chacun dans une boîte, l’un à côté de l’autre, et 3 produits par ligne. Les utilisateurs peuvent aussi filtrer les produits affichés pour voir par exemple les produits fromagères uniquement, ou ils peuvent aussi trier les produits par nom par exemple en ordre croissant ou décroissant.</text:p>
      <text:p text:style-name="Standard"/>
      <text:p text:style-name="Standard">Quand l’utilisateur veut consulter un produit, il appuie dessus et une nouvelle page ouvre en affichant les détails du produit sélectionné. Les détails du produit seront: </text:p>
      <text:list xml:id="list3307606916" text:style-name="WWNum1">
        <text:list-item>
          <text:p text:style-name="P1">Produits: Les détails que l’utilisateur qui a déposé le produit veut afficher, et des images de ce produits.</text:p>
        </text:list-item>
        <text:list-item>
          <text:p text:style-name="P1">Producteurs: Le nom du restaurant/ boulangerie/ etc (avece une carte qui utilise google maps pour afficher la localisation)</text:p>
        </text:list-item>
        <text:list-item>
          <text:p text:style-name="P1">Origine</text:p>
        </text:list-item>
        <text:list-item>
          <text:p text:style-name="P1">Recettes: Si on veut ajouter une recette au produit</text:p>
        </text:list-item>
      </text:list>
      <text:p text:style-name="Standard">Il peut mettre des commentaires et son avis sur le produit, laisser une note sur 5 et partager son expérience, et discuter avec d’autres personnes s’il veut. En plus il peut signaler les modérateurs s’il y a un commentaire insultant.</text:p>
      <text:p text:style-name="P2"/>
      <text:p text:style-name="P3">Il y a le bouton “Nous contacter” qui permet aux utilisateurs de contacter les admins du site, ou bien pour un problème, ou pour des suggestions, ou pour d’autres rais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476" meta:character-count="2939" meta:non-whitespace-character-count="2478"/>
    <meta:generator>LibreOfficeDev/6.0.5.2$Linux_X86_64 LibreOffice_project/</meta:generator>
  </office:meta>
</office:document-meta>
</file>